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Input.A1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 v3</text:p>
          </table:table-cell>
          <table:table-cell/>
          <table:table-cell table:style-name="ce1" table:number-columns-repeated="2"/>
          <table:table-cell/>
          <table:table-cell office:value-type="string">
            <text:p>Paste here…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table:number-columns-repeated="4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table:number-columns-repeated="14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 table:number-columns-repeated="6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 table:number-columns-repeated="6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number-columns-repeated="6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number-columns-repeated="6"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 office:value-type="float" office:value="336">
            <text:p>3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956">
            <text:p>956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433">
            <text:p>433</text:p>
          </table:table-cell>
          <table:table-cell office:value-type="float" office:value="443">
            <text:p>4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 office:value-type="float" office:value="751">
            <text:p>7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 office:value-type="float" office:value="1062">
            <text:p>10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float" office:value="1036">
            <text:p>1036</text:p>
          </table:table-cell>
          <table:table-cell office:value-type="float" office:value="1053">
            <text:p>1053</text:p>
          </table:table-cell>
          <table:table-cell office:value-type="float" office:value="1069">
            <text:p>10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1">
            <text:p>5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7">
            <text:p>1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float" office:value="775">
            <text:p>775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 office:value-type="float" office:value="841">
            <text:p>8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3">
            <text:p>23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  <table:table-cell office:value-type="float" office:value="433">
            <text:p>4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4">
            <text:p>24</text:p>
          </table:table-cell>
          <table:table-cell office:value-type="float" office:value="849">
            <text:p>849</text:p>
          </table:table-cell>
          <table:table-cell office:value-type="float" office:value="859">
            <text:p>859</text:p>
          </table:table-cell>
          <table:table-cell office:value-type="float" office:value="869">
            <text:p>8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5">
            <text:p>25</text:p>
          </table:table-cell>
          <table:table-cell office:value-type="float" office:value="495">
            <text:p>495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">
            <text:p>26</text:p>
          </table:table-cell>
          <table:table-cell office:value-type="float" office:value="510">
            <text:p>510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7">
            <text:p>27</text:p>
          </table:table-cell>
          <table:table-cell office:value-type="float" office:value="775">
            <text:p>775</text:p>
          </table:table-cell>
          <table:table-cell office:value-type="float" office:value="785">
            <text:p>785</text:p>
          </table:table-cell>
          <table:table-cell office:value-type="float" office:value="793">
            <text:p>7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8">
            <text:p>28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9">
            <text:p>29</text:p>
          </table:table-cell>
          <table:table-cell office:value-type="float" office:value="991">
            <text:p>991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office:value-type="float" office:value="675">
            <text:p>6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1">
            <text:p>31</text:p>
          </table:table-cell>
          <table:table-cell office:value-type="float" office:value="631">
            <text:p>631</text:p>
          </table:table-cell>
          <table:table-cell office:value-type="float" office:value="646">
            <text:p>646</text:p>
          </table:table-cell>
          <table:table-cell office:value-type="float" office:value="660">
            <text:p>6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">
            <text:p>32</text:p>
          </table:table-cell>
          <table:table-cell office:value-type="float" office:value="601">
            <text:p>601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3">
            <text:p>33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4">
            <text:p>34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5">
            <text:p>35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 office:value-type="float" office:value="1038">
            <text:p>10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6">
            <text:p>36</text:p>
          </table:table-cell>
          <table:table-cell office:value-type="float" office:value="842">
            <text:p>842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7">
            <text:p>37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office:value-type="float" office:value="342">
            <text:p>3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9">
            <text:p>39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0">
            <text:p>40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1">
            <text:p>41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2">
            <text:p>42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43">
            <text:p>43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97">
            <text:p>1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5">
            <text:p>45</text:p>
          </table:table-cell>
          <table:table-cell office:value-type="float" office:value="419">
            <text:p>419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">
            <text:p>46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7">
            <text:p>47</text:p>
          </table:table-cell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office:value-type="float" office:value="229">
            <text:p>2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8">
            <text:p>48</text:p>
          </table:table-cell>
          <table:table-cell office:value-type="float" office:value="888">
            <text:p>888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9">
            <text:p>49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1">
            <text:p>51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2">
            <text:p>52</text:p>
          </table:table-cell>
          <table:table-cell office:value-type="float" office:value="524">
            <text:p>524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3">
            <text:p>53</text:p>
          </table:table-cell>
          <table:table-cell office:value-type="float" office:value="778">
            <text:p>778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4">
            <text:p>54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5">
            <text:p>55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6">
            <text:p>56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7">
            <text:p>57</text:p>
          </table:table-cell>
          <table:table-cell office:value-type="float" office:value="756">
            <text:p>756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8">
            <text:p>58</text:p>
          </table:table-cell>
          <table:table-cell office:value-type="float" office:value="434">
            <text:p>434</text:p>
          </table:table-cell>
          <table:table-cell office:value-type="float" office:value="442">
            <text:p>442</text:p>
          </table:table-cell>
          <table:table-cell office:value-type="float" office:value="452">
            <text:p>4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9">
            <text:p>59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0">
            <text:p>6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2">
            <text:p>62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3">
            <text:p>63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4">
            <text:p>64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54">
            <text:p>4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5">
            <text:p>65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6">
            <text:p>66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7">
            <text:p>67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8">
            <text:p>68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1">
            <text:p>5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0">
            <text:p>70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1">
            <text:p>71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2">
            <text:p>72</text:p>
          </table:table-cell>
          <table:table-cell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4">
            <text:p>74</text:p>
          </table:table-cell>
          <table:table-cell office:value-type="float" office:value="985">
            <text:p>985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6">
            <text:p>76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7">
            <text:p>77</text:p>
          </table:table-cell>
          <table:table-cell office:value-type="float" office:value="894">
            <text:p>894</text:p>
          </table:table-cell>
          <table:table-cell office:value-type="float" office:value="904">
            <text:p>904</text:p>
          </table:table-cell>
          <table:table-cell office:value-type="float" office:value="912">
            <text:p>9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8">
            <text:p>78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office:value-type="float" office:value="781">
            <text:p>7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9">
            <text:p>79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0">
            <text:p>80</text:p>
          </table:table-cell>
          <table:table-cell office:value-type="float" office:value="1027">
            <text:p>1027</text:p>
          </table:table-cell>
          <table:table-cell office:value-type="float" office:value="1037">
            <text:p>1037</text:p>
          </table:table-cell>
          <table:table-cell office:value-type="float" office:value="1047">
            <text:p>10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2">
            <text:p>82</text:p>
          </table:table-cell>
          <table:table-cell office:value-type="float" office:value="528">
            <text:p>528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3">
            <text:p>83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office:value-type="float" office:value="494">
            <text:p>4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5">
            <text:p>85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7">
            <text:p>87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 office:value-type="float" office:value="874">
            <text:p>8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9">
            <text:p>89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">
            <text:p>90</text:p>
          </table:table-cell>
          <table:table-cell office:value-type="float" office:value="333">
            <text:p>333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2">
            <text:p>92</text:p>
          </table:table-cell>
          <table:table-cell office:value-type="float" office:value="1056">
            <text:p>105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4">
            <text:p>94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5">
            <text:p>95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6">
            <text:p>9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7">
            <text:p>97</text:p>
          </table:table-cell>
          <table:table-cell office:value-type="float" office:value="361">
            <text:p>361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">
            <text:p>98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02">
            <text:p>102</text:p>
          </table:table-cell>
          <table:table-cell office:value-type="float" office:value="912">
            <text:p>912</text:p>
          </table:table-cell>
          <table:table-cell office:value-type="float" office:value="921">
            <text:p>921</text:p>
          </table:table-cell>
          <table:table-cell office:value-type="float" office:value="931">
            <text:p>9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03">
            <text:p>103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 office:value-type="float" office:value="362">
            <text:p>3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04">
            <text:p>104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 office:value-type="float" office:value="425">
            <text:p>4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05">
            <text:p>105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06">
            <text:p>106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09">
            <text:p>109</text:p>
          </table:table-cell>
          <table:table-cell office:value-type="float" office:value="693">
            <text:p>693</text:p>
          </table:table-cell>
          <table:table-cell office:value-type="float" office:value="703">
            <text:p>703</text:p>
          </table:table-cell>
          <table:table-cell office:value-type="float" office:value="711">
            <text:p>7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10">
            <text:p>110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12">
            <text:p>112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13">
            <text:p>113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15">
            <text:p>115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16">
            <text:p>116</text:p>
          </table:table-cell>
          <table:table-cell office:value-type="float" office:value="629">
            <text:p>629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17">
            <text:p>117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18">
            <text:p>118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 office:value-type="float" office:value="942">
            <text:p>9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19">
            <text:p>119</text:p>
          </table:table-cell>
          <table:table-cell office:value-type="float" office:value="700">
            <text:p>700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20">
            <text:p>120</text:p>
          </table:table-cell>
          <table:table-cell office:value-type="float" office:value="953">
            <text:p>953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21">
            <text:p>121</text:p>
          </table:table-cell>
          <table:table-cell office:value-type="float" office:value="399">
            <text:p>399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22">
            <text:p>122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23">
            <text:p>123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 office:value-type="float" office:value="935">
            <text:p>9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24">
            <text:p>124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25">
            <text:p>125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26">
            <text:p>126</text:p>
          </table:table-cell>
          <table:table-cell office:value-type="float" office:value="824">
            <text:p>824</text:p>
          </table:table-cell>
          <table:table-cell office:value-type="float" office:value="836">
            <text:p>836</text:p>
          </table:table-cell>
          <table:table-cell office:value-type="float" office:value="844">
            <text:p>8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27">
            <text:p>127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28">
            <text:p>128</text:p>
          </table:table-cell>
          <table:table-cell office:value-type="float" office:value="1040">
            <text:p>1040</text:p>
          </table:table-cell>
          <table:table-cell office:value-type="float" office:value="1050">
            <text:p>1050</text:p>
          </table:table-cell>
          <table:table-cell office:value-type="float" office:value="1060">
            <text:p>10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29">
            <text:p>129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number-columns-repeated="6"/>
          <table:table-cell office:value-type="float" office:value="130">
            <text:p>130</text:p>
          </table:table-cell>
          <table:table-cell office:value-type="float" office:value="791">
            <text:p>791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31">
            <text:p>131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32">
            <text:p>132</text:p>
          </table:table-cell>
          <table:table-cell office:value-type="float" office:value="700">
            <text:p>700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33">
            <text:p>133</text:p>
          </table:table-cell>
          <table:table-cell office:value-type="float" office:value="846">
            <text:p>846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34">
            <text:p>134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33">
            <text:p>5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35">
            <text:p>135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36">
            <text:p>136</text:p>
          </table:table-cell>
          <table:table-cell office:value-type="float" office:value="944">
            <text:p>944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37">
            <text:p>137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38">
            <text:p>138</text:p>
          </table:table-cell>
          <table:table-cell office:value-type="float" office:value="608">
            <text:p>608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39">
            <text:p>139</text:p>
          </table:table-cell>
          <table:table-cell office:value-type="float" office:value="595">
            <text:p>595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41">
            <text:p>141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42">
            <text:p>142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43">
            <text:p>143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44">
            <text:p>144</text:p>
          </table:table-cell>
          <table:table-cell office:value-type="float" office:value="460">
            <text:p>460</text:p>
          </table:table-cell>
          <table:table-cell office:value-type="float" office:value="469">
            <text:p>469</text:p>
          </table:table-cell>
          <table:table-cell office:value-type="float" office:value="479">
            <text:p>4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45">
            <text:p>145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46">
            <text:p>146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47">
            <text:p>147</text:p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  <table:table-cell office:value-type="float" office:value="417">
            <text:p>4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48">
            <text:p>148</text:p>
          </table:table-cell>
          <table:table-cell office:value-type="float" office:value="764">
            <text:p>764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49">
            <text:p>149</text:p>
          </table:table-cell>
          <table:table-cell office:value-type="float" office:value="993">
            <text:p>993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50">
            <text:p>150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  <table:table-cell office:value-type="float" office:value="483">
            <text:p>4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51">
            <text:p>151</text:p>
          </table:table-cell>
          <table:table-cell office:value-type="float" office:value="523">
            <text:p>523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52">
            <text:p>152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53">
            <text:p>153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54">
            <text:p>154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 office:value-type="float" office:value="733">
            <text:p>7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55">
            <text:p>155</text:p>
          </table:table-cell>
          <table:table-cell office:value-type="float" office:value="875">
            <text:p>875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56">
            <text:p>156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57">
            <text:p>157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58">
            <text:p>15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59">
            <text:p>159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60">
            <text:p>160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61">
            <text:p>161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62">
            <text:p>162</text:p>
          </table:table-cell>
          <table:table-cell office:value-type="float" office:value="648">
            <text:p>648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63">
            <text:p>163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 office:value-type="float" office:value="834">
            <text:p>8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64">
            <text:p>164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65">
            <text:p>165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66">
            <text:p>166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68">
            <text:p>168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69">
            <text:p>16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70">
            <text:p>170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71">
            <text:p>17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72">
            <text:p>172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73">
            <text:p>173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74">
            <text:p>174</text:p>
          </table:table-cell>
          <table:table-cell office:value-type="float" office:value="876">
            <text:p>876</text:p>
          </table:table-cell>
          <table:table-cell office:value-type="float" office:value="884">
            <text:p>884</text:p>
          </table:table-cell>
          <table:table-cell office:value-type="float" office:value="894">
            <text:p>8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75">
            <text:p>175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office:value-type="float" office:value="781">
            <text:p>7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76">
            <text:p>176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77">
            <text:p>177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78">
            <text:p>178</text:p>
          </table:table-cell>
          <table:table-cell office:value-type="float" office:value="1044">
            <text:p>1044</text:p>
          </table:table-cell>
          <table:table-cell office:value-type="float" office:value="1054">
            <text:p>1054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79">
            <text:p>179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80">
            <text:p>180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81">
            <text:p>181</text:p>
          </table:table-cell>
          <table:table-cell office:value-type="float" office:value="490">
            <text:p>490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82">
            <text:p>182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84">
            <text:p>184</text:p>
          </table:table-cell>
          <table:table-cell office:value-type="float" office:value="490">
            <text:p>490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85">
            <text:p>185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86">
            <text:p>186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87">
            <text:p>187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88">
            <text:p>188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89">
            <text:p>189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 office:value-type="float" office:value="859">
            <text:p>8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90">
            <text:p>190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91">
            <text:p>191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92">
            <text:p>192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93">
            <text:p>193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94">
            <text:p>194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195">
            <text:p>195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196">
            <text:p>196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office:value-type="float" office:value="505">
            <text:p>5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197">
            <text:p>197</text:p>
          </table:table-cell>
          <table:table-cell office:value-type="float" office:value="380">
            <text:p>380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198">
            <text:p>198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199">
            <text:p>199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00">
            <text:p>200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01">
            <text:p>201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 office:value-type="float" office:value="797">
            <text:p>7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02">
            <text:p>202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03">
            <text:p>203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04">
            <text:p>204</text:p>
          </table:table-cell>
          <table:table-cell office:value-type="float" office:value="798">
            <text:p>798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05">
            <text:p>205</text:p>
          </table:table-cell>
          <table:table-cell office:value-type="float" office:value="488">
            <text:p>488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06">
            <text:p>206</text:p>
          </table:table-cell>
          <table:table-cell office:value-type="float" office:value="875">
            <text:p>875</text:p>
          </table:table-cell>
          <table:table-cell office:value-type="float" office:value="887">
            <text:p>887</text:p>
          </table:table-cell>
          <table:table-cell office:value-type="float" office:value="895">
            <text:p>8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07">
            <text:p>207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08">
            <text:p>208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office:value-type="float" office:value="568">
            <text:p>5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09">
            <text:p>209</text:p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  <table:table-cell office:value-type="float" office:value="419">
            <text:p>4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11">
            <text:p>211</text:p>
          </table:table-cell>
          <table:table-cell office:value-type="float" office:value="335">
            <text:p>335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12">
            <text:p>212</text:p>
          </table:table-cell>
          <table:table-cell office:value-type="float" office:value="956">
            <text:p>956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13">
            <text:p>213</text:p>
          </table:table-cell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14">
            <text:p>214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 office:value-type="float" office:value="829">
            <text:p>8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15">
            <text:p>215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16">
            <text:p>216</text:p>
          </table:table-cell>
          <table:table-cell office:value-type="float" office:value="346">
            <text:p>346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17">
            <text:p>217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18">
            <text:p>218</text:p>
          </table:table-cell>
          <table:table-cell office:value-type="float" office:value="535">
            <text:p>535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19">
            <text:p>219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office:value-type="float" office:value="1054">
            <text:p>10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20">
            <text:p>220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21">
            <text:p>221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22">
            <text:p>222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23">
            <text:p>223</text:p>
          </table:table-cell>
          <table:table-cell office:value-type="float" office:value="395">
            <text:p>395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24">
            <text:p>224</text:p>
          </table:table-cell>
          <table:table-cell office:value-type="float" office:value="806">
            <text:p>806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25">
            <text:p>225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 office:value-type="float" office:value="419">
            <text:p>4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26">
            <text:p>226</text:p>
          </table:table-cell>
          <table:table-cell office:value-type="float" office:value="980">
            <text:p>980</text:p>
          </table:table-cell>
          <table:table-cell office:value-type="float" office:value="988">
            <text:p>988</text:p>
          </table:table-cell>
          <table:table-cell office:value-type="float" office:value="998">
            <text:p>9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27">
            <text:p>227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28">
            <text:p>228</text:p>
          </table:table-cell>
          <table:table-cell office:value-type="float" office:value="888">
            <text:p>888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29">
            <text:p>229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30">
            <text:p>230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31">
            <text:p>231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32">
            <text:p>232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33">
            <text:p>233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34">
            <text:p>234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35">
            <text:p>235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36">
            <text:p>236</text:p>
          </table:table-cell>
          <table:table-cell office:value-type="float" office:value="852">
            <text:p>852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37">
            <text:p>237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38">
            <text:p>238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39">
            <text:p>239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40">
            <text:p>240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41">
            <text:p>241</text:p>
          </table:table-cell>
          <table:table-cell office:value-type="float" office:value="891">
            <text:p>891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42">
            <text:p>242</text:p>
          </table:table-cell>
          <table:table-cell office:value-type="float" office:value="428">
            <text:p>428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43">
            <text:p>243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2">
            <text:p>5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44">
            <text:p>244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45">
            <text:p>245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46">
            <text:p>246</text:p>
          </table:table-cell>
          <table:table-cell office:value-type="float" office:value="414">
            <text:p>414</text:p>
          </table:table-cell>
          <table:table-cell office:value-type="float" office:value="424">
            <text:p>424</text:p>
          </table:table-cell>
          <table:table-cell office:value-type="float" office:value="434">
            <text:p>4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47">
            <text:p>247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48">
            <text:p>248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49">
            <text:p>249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51">
            <text:p>251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office:value-type="float" office:value="310">
            <text:p>3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52">
            <text:p>252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53">
            <text:p>253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54">
            <text:p>254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55">
            <text:p>255</text:p>
          </table:table-cell>
          <table:table-cell office:value-type="float" office:value="949">
            <text:p>949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56">
            <text:p>256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57">
            <text:p>257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office:value-type="float" office:value="559">
            <text:p>5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58">
            <text:p>258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 office:value-type="float" office:value="683">
            <text:p>6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59">
            <text:p>259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60">
            <text:p>260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1">
            <text:p>261</text:p>
          </table:table-cell>
          <table:table-cell office:value-type="float" office:value="543">
            <text:p>543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62">
            <text:p>262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office:value-type="float" office:value="1022">
            <text:p>10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3">
            <text:p>263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4">
            <text:p>264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65">
            <text:p>2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66">
            <text:p>266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68">
            <text:p>268</text:p>
          </table:table-cell>
          <table:table-cell office:value-type="float" office:value="718">
            <text:p>718</text:p>
          </table:table-cell>
          <table:table-cell office:value-type="float" office:value="731">
            <text:p>731</text:p>
          </table:table-cell>
          <table:table-cell office:value-type="float" office:value="740">
            <text:p>7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69">
            <text:p>269</text:p>
          </table:table-cell>
          <table:table-cell office:value-type="float" office:value="618">
            <text:p>618</text:p>
          </table:table-cell>
          <table:table-cell office:value-type="float" office:value="630">
            <text:p>630</text:p>
          </table:table-cell>
          <table:table-cell office:value-type="float" office:value="640">
            <text:p>6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70">
            <text:p>270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office:value-type="float" office:value="614">
            <text:p>6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71">
            <text:p>271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office:value-type="float" office:value="933">
            <text:p>9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72">
            <text:p>272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73">
            <text:p>273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74">
            <text:p>274</text:p>
          </table:table-cell>
          <table:table-cell office:value-type="float" office:value="1005">
            <text:p>1005</text:p>
          </table:table-cell>
          <table:table-cell office:value-type="float" office:value="1015">
            <text:p>1015</text:p>
          </table:table-cell>
          <table:table-cell office:value-type="float" office:value="1025">
            <text:p>10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75">
            <text:p>275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76">
            <text:p>276</text:p>
          </table:table-cell>
          <table:table-cell office:value-type="float" office:value="609">
            <text:p>609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77">
            <text:p>277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78">
            <text:p>278</text:p>
          </table:table-cell>
          <table:table-cell office:value-type="float" office:value="590">
            <text:p>590</text:p>
          </table:table-cell>
          <table:table-cell office:value-type="float" office:value="600">
            <text:p>600</text:p>
          </table:table-cell>
          <table:table-cell office:value-type="float" office:value="608">
            <text:p>6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79">
            <text:p>279</text:p>
          </table:table-cell>
          <table:table-cell office:value-type="float" office:value="663">
            <text:p>663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80">
            <text:p>280</text:p>
          </table:table-cell>
          <table:table-cell office:value-type="float" office:value="1043">
            <text:p>1043</text:p>
          </table:table-cell>
          <table:table-cell office:value-type="float" office:value="1053">
            <text:p>1053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81">
            <text:p>281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3">
            <text:p>7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82">
            <text:p>282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 office:value-type="float" office:value="582">
            <text:p>5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83">
            <text:p>283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office:value-type="float" office:value="761">
            <text:p>7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84">
            <text:p>284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85">
            <text:p>2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86">
            <text:p>286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87">
            <text:p>287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88">
            <text:p>288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office:value-type="float" office:value="676">
            <text:p>6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89">
            <text:p>289</text:p>
          </table:table-cell>
          <table:table-cell office:value-type="float" office:value="865">
            <text:p>865</text:p>
          </table:table-cell>
          <table:table-cell office:value-type="float" office:value="875">
            <text:p>875</text:p>
          </table:table-cell>
          <table:table-cell office:value-type="float" office:value="885">
            <text:p>8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90">
            <text:p>290</text:p>
          </table:table-cell>
          <table:table-cell office:value-type="float" office:value="721">
            <text:p>721</text:p>
          </table:table-cell>
          <table:table-cell office:value-type="float" office:value="731">
            <text:p>731</text:p>
          </table:table-cell>
          <table:table-cell office:value-type="float" office:value="739">
            <text:p>7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91">
            <text:p>29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92">
            <text:p>292</text:p>
          </table:table-cell>
          <table:table-cell office:value-type="float" office:value="753">
            <text:p>753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93">
            <text:p>293</text:p>
          </table:table-cell>
          <table:table-cell office:value-type="float" office:value="614">
            <text:p>614</text:p>
          </table:table-cell>
          <table:table-cell office:value-type="float" office:value="624">
            <text:p>624</text:p>
          </table:table-cell>
          <table:table-cell office:value-type="float" office:value="634">
            <text:p>6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94">
            <text:p>294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295">
            <text:p>295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296">
            <text:p>296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297">
            <text:p>297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 office:value-type="float" office:value="683">
            <text:p>6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98">
            <text:p>298</text:p>
          </table:table-cell>
          <table:table-cell office:value-type="float" office:value="1022">
            <text:p>1022</text:p>
          </table:table-cell>
          <table:table-cell office:value-type="float" office:value="1032">
            <text:p>1032</text:p>
          </table:table-cell>
          <table:table-cell office:value-type="float" office:value="1042">
            <text:p>10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299">
            <text:p>299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00">
            <text:p>300</text:p>
          </table:table-cell>
          <table:table-cell office:value-type="float" office:value="584">
            <text:p>584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7">
            <text:p>3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02">
            <text:p>302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 office:value-type="float" office:value="947">
            <text:p>9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03">
            <text:p>303</text:p>
          </table:table-cell>
          <table:table-cell office:value-type="float" office:value="963">
            <text:p>963</text:p>
          </table:table-cell>
          <table:table-cell office:value-type="float" office:value="973">
            <text:p>973</text:p>
          </table:table-cell>
          <table:table-cell office:value-type="float" office:value="981">
            <text:p>9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04">
            <text:p>304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05">
            <text:p>305</text:p>
          </table:table-cell>
          <table:table-cell office:value-type="float" office:value="648">
            <text:p>648</text:p>
          </table:table-cell>
          <table:table-cell office:value-type="float" office:value="658">
            <text:p>658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06">
            <text:p>30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07">
            <text:p>307</text:p>
          </table:table-cell>
          <table:table-cell office:value-type="float" office:value="336">
            <text:p>336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08">
            <text:p>308</text:p>
          </table:table-cell>
          <table:table-cell office:value-type="float" office:value="689">
            <text:p>689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09">
            <text:p>309</text:p>
          </table:table-cell>
          <table:table-cell office:value-type="float" office:value="693">
            <text:p>693</text:p>
          </table:table-cell>
          <table:table-cell office:value-type="float" office:value="709">
            <text:p>709</text:p>
          </table:table-cell>
          <table:table-cell office:value-type="float" office:value="717">
            <text:p>7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10">
            <text:p>310</text:p>
          </table:table-cell>
          <table:table-cell office:value-type="float" office:value="387">
            <text:p>387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11">
            <text:p>311</text:p>
          </table:table-cell>
          <table:table-cell office:value-type="float" office:value="1029">
            <text:p>1029</text:p>
          </table:table-cell>
          <table:table-cell office:value-type="float" office:value="1043">
            <text:p>1043</text:p>
          </table:table-cell>
          <table:table-cell office:value-type="float" office:value="1053">
            <text:p>10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12">
            <text:p>312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13">
            <text:p>31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14">
            <text:p>314</text:p>
          </table:table-cell>
          <table:table-cell office:value-type="float" office:value="540">
            <text:p>540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15">
            <text:p>315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16">
            <text:p>316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 office:value-type="float" office:value="387">
            <text:p>3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17">
            <text:p>317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18">
            <text:p>318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19">
            <text:p>319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20">
            <text:p>320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1">
            <text:p>321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22">
            <text:p>322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4">
            <text:p>324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5">
            <text:p>325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27">
            <text:p>327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28">
            <text:p>328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29">
            <text:p>329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30">
            <text:p>330</text:p>
          </table:table-cell>
          <table:table-cell office:value-type="float" office:value="867">
            <text:p>867</text:p>
          </table:table-cell>
          <table:table-cell office:value-type="float" office:value="875">
            <text:p>875</text:p>
          </table:table-cell>
          <table:table-cell office:value-type="float" office:value="885">
            <text:p>8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31">
            <text:p>331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 office:value-type="float" office:value="846">
            <text:p>8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32">
            <text:p>33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33">
            <text:p>333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34">
            <text:p>33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35">
            <text:p>335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36">
            <text:p>336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37">
            <text:p>337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3">
            <text:p>4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38">
            <text:p>338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1">
            <text:p>8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39">
            <text:p>339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0">
            <text:p>34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office:value-type="float" office:value="570">
            <text:p>5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2">
            <text:p>342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3">
            <text:p>343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44">
            <text:p>344</text:p>
          </table:table-cell>
          <table:table-cell office:value-type="float" office:value="987">
            <text:p>987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5">
            <text:p>345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46">
            <text:p>346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0">
            <text:p>4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7">
            <text:p>347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48">
            <text:p>348</text:p>
          </table:table-cell>
          <table:table-cell office:value-type="float" office:value="447">
            <text:p>447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49">
            <text:p>349</text:p>
          </table:table-cell>
          <table:table-cell office:value-type="float" office:value="1050">
            <text:p>10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50">
            <text:p>350</text:p>
          </table:table-cell>
          <table:table-cell office:value-type="float" office:value="412">
            <text:p>412</text:p>
          </table:table-cell>
          <table:table-cell office:value-type="float" office:value="424">
            <text:p>424</text:p>
          </table:table-cell>
          <table:table-cell office:value-type="float" office:value="434">
            <text:p>4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51">
            <text:p>351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52">
            <text:p>352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53">
            <text:p>353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54">
            <text:p>354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55">
            <text:p>355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56">
            <text:p>356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57">
            <text:p>357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58">
            <text:p>358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 office:value-type="float" office:value="917">
            <text:p>9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59">
            <text:p>359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60">
            <text:p>360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 office:value-type="float" office:value="694">
            <text:p>6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61">
            <text:p>361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62">
            <text:p>362</text:p>
          </table:table-cell>
          <table:table-cell office:value-type="float" office:value="335">
            <text:p>335</text:p>
          </table:table-cell>
          <table:table-cell office:value-type="float" office:value="347">
            <text:p>347</text:p>
          </table:table-cell>
          <table:table-cell office:value-type="float" office:value="355">
            <text:p>3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63">
            <text:p>3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64">
            <text:p>364</text:p>
          </table:table-cell>
          <table:table-cell office:value-type="float" office:value="729">
            <text:p>729</text:p>
          </table:table-cell>
          <table:table-cell office:value-type="float" office:value="739">
            <text:p>739</text:p>
          </table:table-cell>
          <table:table-cell office:value-type="float" office:value="749">
            <text:p>7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65">
            <text:p>365</text:p>
          </table:table-cell>
          <table:table-cell office:value-type="float" office:value="694">
            <text:p>694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66">
            <text:p>366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67">
            <text:p>367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 office:value-type="float" office:value="449">
            <text:p>4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68">
            <text:p>36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69">
            <text:p>369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0">
            <text:p>370</text:p>
          </table:table-cell>
          <table:table-cell office:value-type="float" office:value="804">
            <text:p>804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71">
            <text:p>371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72">
            <text:p>372</text:p>
          </table:table-cell>
          <table:table-cell office:value-type="float" office:value="519">
            <text:p>519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3">
            <text:p>373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4">
            <text:p>374</text:p>
          </table:table-cell>
          <table:table-cell office:value-type="float" office:value="1025">
            <text:p>1025</text:p>
          </table:table-cell>
          <table:table-cell office:value-type="float" office:value="1035">
            <text:p>1035</text:p>
          </table:table-cell>
          <table:table-cell office:value-type="float" office:value="1043">
            <text:p>10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5">
            <text:p>375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6">
            <text:p>376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77">
            <text:p>377</text:p>
          </table:table-cell>
          <table:table-cell office:value-type="float" office:value="729">
            <text:p>729</text:p>
          </table:table-cell>
          <table:table-cell office:value-type="float" office:value="739">
            <text:p>739</text:p>
          </table:table-cell>
          <table:table-cell office:value-type="float" office:value="749">
            <text:p>7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78">
            <text:p>378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79">
            <text:p>379</text:p>
          </table:table-cell>
          <table:table-cell office:value-type="float" office:value="811">
            <text:p>811</text:p>
          </table:table-cell>
          <table:table-cell office:value-type="float" office:value="821">
            <text:p>821</text:p>
          </table:table-cell>
          <table:table-cell office:value-type="float" office:value="829">
            <text:p>8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80">
            <text:p>380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81">
            <text:p>381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 office:value-type="float" office:value="863">
            <text:p>8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82">
            <text:p>382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83">
            <text:p>383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84">
            <text:p>384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85">
            <text:p>385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87">
            <text:p>387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88">
            <text:p>388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89">
            <text:p>389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90">
            <text:p>390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91">
            <text:p>391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92">
            <text:p>392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93">
            <text:p>393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394">
            <text:p>394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office:value-type="float" office:value="726">
            <text:p>7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395">
            <text:p>395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397">
            <text:p>397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398">
            <text:p>398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399">
            <text:p>399</text:p>
          </table:table-cell>
          <table:table-cell office:value-type="float" office:value="745">
            <text:p>745</text:p>
          </table:table-cell>
          <table:table-cell office:value-type="float" office:value="755">
            <text:p>755</text:p>
          </table:table-cell>
          <table:table-cell office:value-type="float" office:value="765">
            <text:p>7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00">
            <text:p>400</text:p>
          </table:table-cell>
          <table:table-cell office:value-type="float" office:value="1008">
            <text:p>1008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01">
            <text:p>401</text:p>
          </table:table-cell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02">
            <text:p>402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03">
            <text:p>403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04">
            <text:p>404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05">
            <text:p>405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406">
            <text:p>406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07">
            <text:p>407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409">
            <text:p>409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10">
            <text:p>410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11">
            <text:p>41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12">
            <text:p>412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13">
            <text:p>413</text:p>
          </table:table-cell>
          <table:table-cell office:value-type="float" office:value="834">
            <text:p>834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14">
            <text:p>414</text:p>
          </table:table-cell>
          <table:table-cell office:value-type="float" office:value="1050">
            <text:p>105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15">
            <text:p>415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 office:value-type="float" office:value="914">
            <text:p>9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16">
            <text:p>416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17">
            <text:p>417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18">
            <text:p>418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19">
            <text:p>419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21">
            <text:p>421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22">
            <text:p>422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23">
            <text:p>423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24">
            <text:p>42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25">
            <text:p>425</text:p>
          </table:table-cell>
          <table:table-cell office:value-type="float" office:value="409">
            <text:p>409</text:p>
          </table:table-cell>
          <table:table-cell office:value-type="float" office:value="419">
            <text:p>419</text:p>
          </table:table-cell>
          <table:table-cell office:value-type="float" office:value="428">
            <text:p>4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26">
            <text:p>426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 office:value-type="float" office:value="944">
            <text:p>9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27">
            <text:p>427</text:p>
          </table:table-cell>
          <table:table-cell office:value-type="float" office:value="689">
            <text:p>689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28">
            <text:p>428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29">
            <text:p>429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430">
            <text:p>430</text:p>
          </table:table-cell>
          <table:table-cell office:value-type="float" office:value="286">
            <text:p>286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31">
            <text:p>431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office:value-type="float" office:value="492">
            <text:p>4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32">
            <text:p>432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number-columns-repeated="6"/>
          <table:table-cell office:value-type="float" office:value="433">
            <text:p>433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34">
            <text:p>434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35">
            <text:p>435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36">
            <text:p>436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37">
            <text:p>437</text:p>
          </table:table-cell>
          <table:table-cell office:value-type="float" office:value="338">
            <text:p>338</text:p>
          </table:table-cell>
          <table:table-cell office:value-type="float" office:value="352">
            <text:p>352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453">
            <text:p>453</text:p>
          </table:table-cell>
          <table:table-cell office:value-type="float" office:value="461">
            <text:p>4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39">
            <text:p>439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40">
            <text:p>44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41">
            <text:p>441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42">
            <text:p>442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43">
            <text:p>443</text:p>
          </table:table-cell>
          <table:table-cell office:value-type="float" office:value="1034">
            <text:p>1034</text:p>
          </table:table-cell>
          <table:table-cell office:value-type="float" office:value="1044">
            <text:p>1044</text:p>
          </table:table-cell>
          <table:table-cell office:value-type="float" office:value="1054">
            <text:p>10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44">
            <text:p>444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45">
            <text:p>445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46">
            <text:p>446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47">
            <text:p>447</text:p>
          </table:table-cell>
          <table:table-cell office:value-type="float" office:value="1045">
            <text:p>1045</text:p>
          </table:table-cell>
          <table:table-cell office:value-type="float" office:value="1055">
            <text:p>1055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48">
            <text:p>448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49">
            <text:p>449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50">
            <text:p>450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51">
            <text:p>451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office:value-type="float" office:value="706">
            <text:p>7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52">
            <text:p>452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office:value-type="float" office:value="920">
            <text:p>9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53">
            <text:p>453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54">
            <text:p>454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55">
            <text:p>455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56">
            <text:p>456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57">
            <text:p>457</text:p>
          </table:table-cell>
          <table:table-cell office:value-type="float" office:value="353">
            <text:p>353</text:p>
          </table:table-cell>
          <table:table-cell office:value-type="float" office:value="363">
            <text:p>363</text:p>
          </table:table-cell>
          <table:table-cell office:value-type="float" office:value="376">
            <text:p>3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58">
            <text:p>458</text:p>
          </table:table-cell>
          <table:table-cell office:value-type="float" office:value="221">
            <text:p>221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59">
            <text:p>459</text:p>
          </table:table-cell>
          <table:table-cell office:value-type="float" office:value="1053">
            <text:p>105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460">
            <text:p>460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 office:value-type="float" office:value="479">
            <text:p>4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1">
            <text:p>461</text:p>
          </table:table-cell>
          <table:table-cell office:value-type="float" office:value="328">
            <text:p>328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2">
            <text:p>462</text:p>
          </table:table-cell>
          <table:table-cell office:value-type="float" office:value="196">
            <text:p>196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3">
            <text:p>463</text:p>
          </table:table-cell>
          <table:table-cell office:value-type="float" office:value="1032">
            <text:p>1032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64">
            <text:p>464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65">
            <text:p>465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6">
            <text:p>466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68">
            <text:p>468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69">
            <text:p>469</text:p>
          </table:table-cell>
          <table:table-cell office:value-type="float" office:value="657">
            <text:p>657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70">
            <text:p>47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71">
            <text:p>471</text:p>
          </table:table-cell>
          <table:table-cell office:value-type="float" office:value="312">
            <text:p>312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72">
            <text:p>47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73">
            <text:p>47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74">
            <text:p>474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75">
            <text:p>475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76">
            <text:p>476</text:p>
          </table:table-cell>
          <table:table-cell office:value-type="float" office:value="466">
            <text:p>466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77">
            <text:p>477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78">
            <text:p>478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79">
            <text:p>479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 office:value-type="float" office:value="538">
            <text:p>5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80">
            <text:p>480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 office:value-type="float" office:value="841">
            <text:p>8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81">
            <text:p>481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82">
            <text:p>482</text:p>
          </table:table-cell>
          <table:table-cell office:value-type="float" office:value="988">
            <text:p>988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83">
            <text:p>483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84">
            <text:p>484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 office:value-type="float" office:value="389">
            <text:p>3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85">
            <text:p>485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office:value-type="float" office:value="492">
            <text:p>4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87">
            <text:p>487</text:p>
          </table:table-cell>
          <table:table-cell office:value-type="float" office:value="1034">
            <text:p>1034</text:p>
          </table:table-cell>
          <table:table-cell office:value-type="float" office:value="1044">
            <text:p>1044</text:p>
          </table:table-cell>
          <table:table-cell office:value-type="float" office:value="1054">
            <text:p>10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88">
            <text:p>488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89">
            <text:p>489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90">
            <text:p>490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 office:value-type="float" office:value="681">
            <text:p>6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91">
            <text:p>491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92">
            <text:p>492</text:p>
          </table:table-cell>
          <table:table-cell office:value-type="float" office:value="398">
            <text:p>398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93">
            <text:p>493</text:p>
          </table:table-cell>
          <table:table-cell office:value-type="float" office:value="408">
            <text:p>408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94">
            <text:p>494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95">
            <text:p>495</text:p>
          </table:table-cell>
          <table:table-cell office:value-type="float" office:value="821">
            <text:p>821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497">
            <text:p>497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498">
            <text:p>498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499">
            <text:p>499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01">
            <text:p>501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6">
            <text:p>5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02">
            <text:p>502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office:value-type="float" office:value="858">
            <text:p>8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03">
            <text:p>503</text:p>
          </table:table-cell>
          <table:table-cell office:value-type="float" office:value="1038">
            <text:p>1038</text:p>
          </table:table-cell>
          <table:table-cell office:value-type="float" office:value="1047">
            <text:p>1047</text:p>
          </table:table-cell>
          <table:table-cell office:value-type="float" office:value="1057">
            <text:p>10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04">
            <text:p>504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05">
            <text:p>505</text:p>
          </table:table-cell>
          <table:table-cell office:value-type="float" office:value="856">
            <text:p>856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06">
            <text:p>506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07">
            <text:p>507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08">
            <text:p>508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09">
            <text:p>509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10">
            <text:p>510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office:value-type="float" office:value="822">
            <text:p>8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11">
            <text:p>511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12">
            <text:p>512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13">
            <text:p>513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14">
            <text:p>514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15">
            <text:p>515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726">
            <text:p>7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16">
            <text:p>51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17">
            <text:p>517</text:p>
          </table:table-cell>
          <table:table-cell office:value-type="float" office:value="1044">
            <text:p>1044</text:p>
          </table:table-cell>
          <table:table-cell office:value-type="float" office:value="1054">
            <text:p>1054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18">
            <text:p>518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19">
            <text:p>519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21">
            <text:p>521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22">
            <text:p>522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23">
            <text:p>523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7">
            <text:p>5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24">
            <text:p>524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25">
            <text:p>525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26">
            <text:p>526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27">
            <text:p>527</text:p>
          </table:table-cell>
          <table:table-cell office:value-type="float" office:value="937">
            <text:p>937</text:p>
          </table:table-cell>
          <table:table-cell office:value-type="float" office:value="947">
            <text:p>947</text:p>
          </table:table-cell>
          <table:table-cell office:value-type="float" office:value="957">
            <text:p>9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28">
            <text:p>528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29">
            <text:p>529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float" office:value="1009">
            <text:p>10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30">
            <text:p>530</text:p>
          </table:table-cell>
          <table:table-cell office:value-type="float" office:value="221">
            <text:p>221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31">
            <text:p>531</text:p>
          </table:table-cell>
          <table:table-cell office:value-type="float" office:value="579">
            <text:p>579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32">
            <text:p>532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33">
            <text:p>533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34">
            <text:p>534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35">
            <text:p>535</text:p>
          </table:table-cell>
          <table:table-cell office:value-type="float" office:value="1046">
            <text:p>1046</text:p>
          </table:table-cell>
          <table:table-cell office:value-type="float" office:value="1055">
            <text:p>1055</text:p>
          </table:table-cell>
          <table:table-cell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36">
            <text:p>536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37">
            <text:p>537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38">
            <text:p>538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1033">
            <text:p>10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39">
            <text:p>539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40">
            <text:p>540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office:value-type="float" office:value="914">
            <text:p>9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41">
            <text:p>541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42">
            <text:p>54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43">
            <text:p>543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2">
            <text:p>9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45">
            <text:p>545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46">
            <text:p>546</text:p>
          </table:table-cell>
          <table:table-cell office:value-type="float" office:value="875">
            <text:p>875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47">
            <text:p>547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98">
            <text:p>9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48">
            <text:p>548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49">
            <text:p>549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50">
            <text:p>550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51">
            <text:p>5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52">
            <text:p>552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53">
            <text:p>553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1004">
            <text:p>10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54">
            <text:p>554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 office:value-type="float" office:value="366">
            <text:p>3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55">
            <text:p>555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56">
            <text:p>556</text:p>
          </table:table-cell>
          <table:table-cell office:value-type="float" office:value="532">
            <text:p>532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57">
            <text:p>557</text:p>
          </table:table-cell>
          <table:table-cell office:value-type="float" office:value="956">
            <text:p>956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58">
            <text:p>558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office:value-type="float" office:value="536">
            <text:p>5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59">
            <text:p>559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office:value-type="float" office:value="569">
            <text:p>5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60">
            <text:p>560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61">
            <text:p>561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 office:value-type="float" office:value="335">
            <text:p>3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62">
            <text:p>562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 office:value-type="float" office:value="696">
            <text:p>6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63">
            <text:p>563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64">
            <text:p>564</text:p>
          </table:table-cell>
          <table:table-cell office:value-type="float" office:value="1044">
            <text:p>1044</text:p>
          </table:table-cell>
          <table:table-cell office:value-type="float" office:value="1054">
            <text:p>1054</text:p>
          </table:table-cell>
          <table:table-cell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65">
            <text:p>565</text:p>
          </table:table-cell>
          <table:table-cell office:value-type="float" office:value="852">
            <text:p>852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66">
            <text:p>566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 office:value-type="float" office:value="970">
            <text:p>9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67">
            <text:p>567</text:p>
          </table:table-cell>
          <table:table-cell office:value-type="float" office:value="848">
            <text:p>848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68">
            <text:p>568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69">
            <text:p>569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70">
            <text:p>570</text:p>
          </table:table-cell>
          <table:table-cell office:value-type="float" office:value="937">
            <text:p>937</text:p>
          </table:table-cell>
          <table:table-cell office:value-type="float" office:value="947">
            <text:p>947</text:p>
          </table:table-cell>
          <table:table-cell office:value-type="float" office:value="957">
            <text:p>9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71">
            <text:p>57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72">
            <text:p>572</text:p>
          </table:table-cell>
          <table:table-cell office:value-type="float" office:value="811">
            <text:p>811</text:p>
          </table:table-cell>
          <table:table-cell office:value-type="float" office:value="819">
            <text:p>819</text:p>
          </table:table-cell>
          <table:table-cell office:value-type="float" office:value="829">
            <text:p>8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73">
            <text:p>573</text:p>
          </table:table-cell>
          <table:table-cell office:value-type="float" office:value="688">
            <text:p>688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74">
            <text:p>574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75">
            <text:p>575</text:p>
          </table:table-cell>
          <table:table-cell office:value-type="float" office:value="1030">
            <text:p>1030</text:p>
          </table:table-cell>
          <table:table-cell office:value-type="float" office:value="1040">
            <text:p>1040</text:p>
          </table:table-cell>
          <table:table-cell office:value-type="float" office:value="1049">
            <text:p>10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76">
            <text:p>576</text:p>
          </table:table-cell>
          <table:table-cell office:value-type="float" office:value="978">
            <text:p>978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77">
            <text:p>577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78">
            <text:p>57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79">
            <text:p>579</text:p>
          </table:table-cell>
          <table:table-cell office:value-type="float" office:value="753">
            <text:p>753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80">
            <text:p>580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81">
            <text:p>581</text:p>
          </table:table-cell>
          <table:table-cell office:value-type="float" office:value="847">
            <text:p>847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82">
            <text:p>582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83">
            <text:p>583</text:p>
          </table:table-cell>
          <table:table-cell office:value-type="float" office:value="376">
            <text:p>376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84">
            <text:p>584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85">
            <text:p>585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86">
            <text:p>586</text:p>
          </table:table-cell>
          <table:table-cell office:value-type="float" office:value="1038">
            <text:p>1038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87">
            <text:p>58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88">
            <text:p>588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89">
            <text:p>589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90">
            <text:p>590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 office:value-type="float" office:value="935">
            <text:p>9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91">
            <text:p>591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92">
            <text:p>592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93">
            <text:p>593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office:value-type="float" office:value="1017">
            <text:p>10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94">
            <text:p>594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595">
            <text:p>595</text:p>
          </table:table-cell>
          <table:table-cell office:value-type="float" office:value="451">
            <text:p>451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596">
            <text:p>596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597">
            <text:p>597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 office:value-type="float" office:value="940">
            <text:p>9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598">
            <text:p>598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599">
            <text:p>599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 office:value-type="float" office:value="797">
            <text:p>7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00">
            <text:p>600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01">
            <text:p>601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02">
            <text:p>602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03">
            <text:p>603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04">
            <text:p>604</text:p>
          </table:table-cell>
          <table:table-cell office:value-type="float" office:value="582">
            <text:p>582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05">
            <text:p>605</text:p>
          </table:table-cell>
          <table:table-cell office:value-type="float" office:value="590">
            <text:p>590</text:p>
          </table:table-cell>
          <table:table-cell office:value-type="float" office:value="600">
            <text:p>600</text:p>
          </table:table-cell>
          <table:table-cell office:value-type="float" office:value="610">
            <text:p>6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06">
            <text:p>606</text:p>
          </table:table-cell>
          <table:table-cell office:value-type="float" office:value="546">
            <text:p>546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07">
            <text:p>607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office:value-type="float" office:value="730">
            <text:p>7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08">
            <text:p>608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92">
            <text:p>6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09">
            <text:p>609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10">
            <text:p>610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11">
            <text:p>611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12">
            <text:p>612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13">
            <text:p>613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14">
            <text:p>614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5">
            <text:p>4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15">
            <text:p>615</text:p>
          </table:table-cell>
          <table:table-cell office:value-type="float" office:value="813">
            <text:p>813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16">
            <text:p>616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17">
            <text:p>617</text:p>
          </table:table-cell>
          <table:table-cell office:value-type="float" office:value="701">
            <text:p>701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18">
            <text:p>618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19">
            <text:p>619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20">
            <text:p>620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21">
            <text:p>621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22">
            <text:p>622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23">
            <text:p>623</text:p>
          </table:table-cell>
          <table:table-cell office:value-type="float" office:value="695">
            <text:p>695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24">
            <text:p>624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25">
            <text:p>625</text:p>
          </table:table-cell>
          <table:table-cell office:value-type="float" office:value="959">
            <text:p>959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26">
            <text:p>626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27">
            <text:p>627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 office:value-type="float" office:value="972">
            <text:p>9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28">
            <text:p>628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29">
            <text:p>629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3">
            <text:p>7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30">
            <text:p>630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31">
            <text:p>631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32">
            <text:p>632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33">
            <text:p>633</text:p>
          </table:table-cell>
          <table:table-cell office:value-type="float" office:value="729">
            <text:p>729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34">
            <text:p>634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35">
            <text:p>635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36">
            <text:p>636</text:p>
          </table:table-cell>
          <table:table-cell office:value-type="float" office:value="734">
            <text:p>734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37">
            <text:p>637</text:p>
          </table:table-cell>
          <table:table-cell office:value-type="float" office:value="1038">
            <text:p>1038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38">
            <text:p>638</text:p>
          </table:table-cell>
          <table:table-cell office:value-type="float" office:value="748">
            <text:p>748</text:p>
          </table:table-cell>
          <table:table-cell office:value-type="float" office:value="756">
            <text:p>756</text:p>
          </table:table-cell>
          <table:table-cell office:value-type="float" office:value="766">
            <text:p>7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39">
            <text:p>639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40">
            <text:p>640</text:p>
          </table:table-cell>
          <table:table-cell office:value-type="float" office:value="846">
            <text:p>846</text:p>
          </table:table-cell>
          <table:table-cell office:value-type="float" office:value="856">
            <text:p>856</text:p>
          </table:table-cell>
          <table:table-cell office:value-type="float" office:value="864">
            <text:p>8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41">
            <text:p>641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78">
            <text:p>7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42">
            <text:p>642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43">
            <text:p>643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office:value-type="float" office:value="998">
            <text:p>9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44">
            <text:p>644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45">
            <text:p>645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46">
            <text:p>646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47">
            <text:p>647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 office:value-type="float" office:value="730">
            <text:p>7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48">
            <text:p>648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office:value-type="float" office:value="554">
            <text:p>5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49">
            <text:p>649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50">
            <text:p>650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51">
            <text:p>65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office:value-type="float" office:value="674">
            <text:p>6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53">
            <text:p>653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54">
            <text:p>654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55">
            <text:p>655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 office:value-type="float" office:value="919">
            <text:p>9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56">
            <text:p>656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57">
            <text:p>657</text:p>
          </table:table-cell>
          <table:table-cell office:value-type="float" office:value="408">
            <text:p>408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58">
            <text:p>658</text:p>
          </table:table-cell>
          <table:table-cell office:value-type="float" office:value="931">
            <text:p>931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59">
            <text:p>659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60">
            <text:p>660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61">
            <text:p>661</text:p>
          </table:table-cell>
          <table:table-cell office:value-type="float" office:value="731">
            <text:p>731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62">
            <text:p>662</text:p>
          </table:table-cell>
          <table:table-cell office:value-type="float" office:value="1007">
            <text:p>1007</text:p>
          </table:table-cell>
          <table:table-cell office:value-type="float" office:value="1017">
            <text:p>1017</text:p>
          </table:table-cell>
          <table:table-cell office:value-type="float" office:value="1027">
            <text:p>10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63">
            <text:p>663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office:value-type="float" office:value="566">
            <text:p>5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64">
            <text:p>664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 office:value-type="float" office:value="347">
            <text:p>3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65">
            <text:p>665</text:p>
          </table:table-cell>
          <table:table-cell office:value-type="float" office:value="881">
            <text:p>881</text:p>
          </table:table-cell>
          <table:table-cell office:value-type="float" office:value="891">
            <text:p>891</text:p>
          </table:table-cell>
          <table:table-cell office:value-type="float" office:value="901">
            <text:p>9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66">
            <text:p>666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67">
            <text:p>667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68">
            <text:p>668</text:p>
          </table:table-cell>
          <table:table-cell office:value-type="float" office:value="710">
            <text:p>710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69">
            <text:p>669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70">
            <text:p>670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71">
            <text:p>671</text:p>
          </table:table-cell>
          <table:table-cell office:value-type="float" office:value="580">
            <text:p>580</text:p>
          </table:table-cell>
          <table:table-cell office:value-type="float" office:value="590">
            <text:p>590</text:p>
          </table:table-cell>
          <table:table-cell office:value-type="float" office:value="600">
            <text:p>6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72">
            <text:p>67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73">
            <text:p>673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74">
            <text:p>674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75">
            <text:p>675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76">
            <text:p>676</text:p>
          </table:table-cell>
          <table:table-cell office:value-type="float" office:value="149">
            <text:p>149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77">
            <text:p>677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78">
            <text:p>678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79">
            <text:p>679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80">
            <text:p>680</text:p>
          </table:table-cell>
          <table:table-cell office:value-type="float" office:value="535">
            <text:p>535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81">
            <text:p>681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82">
            <text:p>682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83">
            <text:p>683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84">
            <text:p>684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85">
            <text:p>685</text:p>
          </table:table-cell>
          <table:table-cell office:value-type="float" office:value="894">
            <text:p>894</text:p>
          </table:table-cell>
          <table:table-cell office:value-type="float" office:value="904">
            <text:p>904</text:p>
          </table:table-cell>
          <table:table-cell office:value-type="float" office:value="912">
            <text:p>9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86">
            <text:p>686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87">
            <text:p>687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88">
            <text:p>688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89">
            <text:p>689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 office:value-type="float" office:value="743">
            <text:p>7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90">
            <text:p>690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691">
            <text:p>69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92">
            <text:p>692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93">
            <text:p>693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694">
            <text:p>694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1">
            <text:p>8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95">
            <text:p>695</text:p>
          </table:table-cell>
          <table:table-cell office:value-type="float" office:value="470">
            <text:p>470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96">
            <text:p>696</text:p>
          </table:table-cell>
          <table:table-cell office:value-type="float" office:value="1052">
            <text:p>105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697">
            <text:p>697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698">
            <text:p>698</text:p>
          </table:table-cell>
          <table:table-cell office:value-type="float" office:value="749">
            <text:p>749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699">
            <text:p>699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00">
            <text:p>700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01">
            <text:p>701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02">
            <text:p>702</text:p>
          </table:table-cell>
          <table:table-cell office:value-type="float" office:value="931">
            <text:p>931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03">
            <text:p>703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04">
            <text:p>704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05">
            <text:p>705</text:p>
          </table:table-cell>
          <table:table-cell office:value-type="float" office:value="325">
            <text:p>325</text:p>
          </table:table-cell>
          <table:table-cell office:value-type="float" office:value="335">
            <text:p>335</text:p>
          </table:table-cell>
          <table:table-cell office:value-type="float" office:value="345">
            <text:p>3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06">
            <text:p>706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07">
            <text:p>707</text:p>
          </table:table-cell>
          <table:table-cell office:value-type="float" office:value="419">
            <text:p>419</text:p>
          </table:table-cell>
          <table:table-cell office:value-type="float" office:value="429">
            <text:p>429</text:p>
          </table:table-cell>
          <table:table-cell office:value-type="float" office:value="438">
            <text:p>4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08">
            <text:p>708</text:p>
          </table:table-cell>
          <table:table-cell office:value-type="float" office:value="753">
            <text:p>753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09">
            <text:p>70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10">
            <text:p>710</text:p>
          </table:table-cell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11">
            <text:p>711</text:p>
          </table:table-cell>
          <table:table-cell office:value-type="float" office:value="490">
            <text:p>490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12">
            <text:p>712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office:value-type="float" office:value="871">
            <text:p>8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13">
            <text:p>713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98">
            <text:p>9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14">
            <text:p>714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15">
            <text:p>715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16">
            <text:p>716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office:value-type="float" office:value="1006">
            <text:p>10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17">
            <text:p>717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18">
            <text:p>718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19">
            <text:p>719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20">
            <text:p>720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21">
            <text:p>721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3">
            <text:p>5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22">
            <text:p>722</text:p>
          </table:table-cell>
          <table:table-cell office:value-type="float" office:value="648">
            <text:p>648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23">
            <text:p>723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office:value-type="float" office:value="548">
            <text:p>5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24">
            <text:p>724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25">
            <text:p>725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26">
            <text:p>726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27">
            <text:p>727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28">
            <text:p>728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29">
            <text:p>729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30">
            <text:p>730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31">
            <text:p>731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18">
            <text:p>2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32">
            <text:p>732</text:p>
          </table:table-cell>
          <table:table-cell office:value-type="float" office:value="890">
            <text:p>890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33">
            <text:p>733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34">
            <text:p>73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35">
            <text:p>735</text:p>
          </table:table-cell>
          <table:table-cell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36">
            <text:p>736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37">
            <text:p>737</text:p>
          </table:table-cell>
          <table:table-cell office:value-type="float" office:value="298">
            <text:p>298</text:p>
          </table:table-cell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38">
            <text:p>738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39">
            <text:p>739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40">
            <text:p>740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3">
            <text:p>5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41">
            <text:p>741</text:p>
          </table:table-cell>
          <table:table-cell table:number-columns-repeated="3" office:value-type="float" office:value="290">
            <text:p>2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42">
            <text:p>742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43">
            <text:p>743</text:p>
          </table:table-cell>
          <table:table-cell office:value-type="float" office:value="1051">
            <text:p>105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44">
            <text:p>744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45">
            <text:p>745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office:value-type="float" office:value="726">
            <text:p>7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46">
            <text:p>746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47">
            <text:p>747</text:p>
          </table:table-cell>
          <table:table-cell office:value-type="float" office:value="466">
            <text:p>466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48">
            <text:p>748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 office:value-type="float" office:value="522">
            <text:p>5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49">
            <text:p>749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0">
            <text:p>8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50">
            <text:p>750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51">
            <text:p>751</text:p>
          </table:table-cell>
          <table:table-cell office:value-type="float" office:value="926">
            <text:p>926</text:p>
          </table:table-cell>
          <table:table-cell office:value-type="float" office:value="934">
            <text:p>934</text:p>
          </table:table-cell>
          <table:table-cell office:value-type="float" office:value="944">
            <text:p>9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52">
            <text:p>752</text:p>
          </table:table-cell>
          <table:table-cell office:value-type="float" office:value="676">
            <text:p>676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53">
            <text:p>753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54">
            <text:p>754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 office:value-type="float" office:value="781">
            <text:p>7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55">
            <text:p>755</text:p>
          </table:table-cell>
          <table:table-cell office:value-type="float" office:value="867">
            <text:p>867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56">
            <text:p>756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 office:value-type="float" office:value="942">
            <text:p>9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57">
            <text:p>757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58">
            <text:p>758</text:p>
          </table:table-cell>
          <table:table-cell office:value-type="float" office:value="796">
            <text:p>796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59">
            <text:p>75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60">
            <text:p>7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61">
            <text:p>76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63">
            <text:p>763</text:p>
          </table:table-cell>
          <table:table-cell office:value-type="float" office:value="886">
            <text:p>886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64">
            <text:p>764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65">
            <text:p>765</text:p>
          </table:table-cell>
          <table:table-cell office:value-type="float" office:value="918">
            <text:p>918</text:p>
          </table:table-cell>
          <table:table-cell office:value-type="float" office:value="926">
            <text:p>926</text:p>
          </table:table-cell>
          <table:table-cell office:value-type="float" office:value="936">
            <text:p>9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66">
            <text:p>766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67">
            <text:p>767</text:p>
          </table:table-cell>
          <table:table-cell office:value-type="float" office:value="421">
            <text:p>421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68">
            <text:p>768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69">
            <text:p>769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70">
            <text:p>770</text:p>
          </table:table-cell>
          <table:table-cell office:value-type="float" office:value="483">
            <text:p>483</text:p>
          </table:table-cell>
          <table:table-cell office:value-type="float" office:value="493">
            <text:p>493</text:p>
          </table:table-cell>
          <table:table-cell office:value-type="float" office:value="501">
            <text:p>5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71">
            <text:p>771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72">
            <text:p>772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73">
            <text:p>773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74">
            <text:p>774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office:value-type="float" office:value="451">
            <text:p>4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75">
            <text:p>775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76">
            <text:p>776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77">
            <text:p>777</text:p>
          </table:table-cell>
          <table:table-cell office:value-type="float" office:value="384">
            <text:p>384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79">
            <text:p>779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80">
            <text:p>780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office:value-type="float" office:value="931">
            <text:p>9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81">
            <text:p>781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82">
            <text:p>782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84">
            <text:p>784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85">
            <text:p>785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86">
            <text:p>786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87">
            <text:p>787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88">
            <text:p>788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89">
            <text:p>789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90">
            <text:p>790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91">
            <text:p>791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 office:value-type="float" office:value="608">
            <text:p>6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92">
            <text:p>792</text:p>
          </table:table-cell>
          <table:table-cell office:value-type="float" office:value="636">
            <text:p>636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93">
            <text:p>793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94">
            <text:p>79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795">
            <text:p>795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796">
            <text:p>796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797">
            <text:p>79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798">
            <text:p>798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35">
            <text:p>7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799">
            <text:p>799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00">
            <text:p>800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 office:value-type="float" office:value="843">
            <text:p>8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01">
            <text:p>80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2">
            <text:p>802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3">
            <text:p>803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4">
            <text:p>804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05">
            <text:p>805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 office:value-type="float" office:value="979">
            <text:p>9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6">
            <text:p>806</text:p>
          </table:table-cell>
          <table:table-cell office:value-type="float" office:value="830">
            <text:p>830</text:p>
          </table:table-cell>
          <table:table-cell office:value-type="float" office:value="840">
            <text:p>840</text:p>
          </table:table-cell>
          <table:table-cell office:value-type="float" office:value="850">
            <text:p>8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7">
            <text:p>807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08">
            <text:p>808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09">
            <text:p>809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10">
            <text:p>81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11">
            <text:p>811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12">
            <text:p>8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13">
            <text:p>813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14">
            <text:p>814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15">
            <text:p>815</text:p>
          </table:table-cell>
          <table:table-cell office:value-type="float" office:value="805">
            <text:p>805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16">
            <text:p>816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84">
            <text:p>5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17">
            <text:p>817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18">
            <text:p>818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19">
            <text:p>819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20">
            <text:p>820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21">
            <text:p>821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22">
            <text:p>82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23">
            <text:p>823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24">
            <text:p>824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25">
            <text:p>825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26">
            <text:p>826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27">
            <text:p>827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office:value-type="float" office:value="646">
            <text:p>6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28">
            <text:p>828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office:value-type="float" office:value="648">
            <text:p>6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29">
            <text:p>829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30">
            <text:p>830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31">
            <text:p>831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58">
            <text:p>3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32">
            <text:p>832</text:p>
          </table:table-cell>
          <table:table-cell office:value-type="float" office:value="1050">
            <text:p>10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33">
            <text:p>833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34">
            <text:p>834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35">
            <text:p>835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36">
            <text:p>836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office:value-type="float" office:value="213">
            <text:p>2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37">
            <text:p>837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38">
            <text:p>838</text:p>
          </table:table-cell>
          <table:table-cell office:value-type="float" office:value="508">
            <text:p>508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39">
            <text:p>839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40">
            <text:p>840</text:p>
          </table:table-cell>
          <table:table-cell office:value-type="float" office:value="1052">
            <text:p>105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41">
            <text:p>841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42">
            <text:p>842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43">
            <text:p>843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44">
            <text:p>844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45">
            <text:p>845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46">
            <text:p>846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47">
            <text:p>847</text:p>
          </table:table-cell>
          <table:table-cell office:value-type="float" office:value="693">
            <text:p>693</text:p>
          </table:table-cell>
          <table:table-cell office:value-type="float" office:value="703">
            <text:p>703</text:p>
          </table:table-cell>
          <table:table-cell office:value-type="float" office:value="711">
            <text:p>7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48">
            <text:p>848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49">
            <text:p>849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50">
            <text:p>850</text:p>
          </table:table-cell>
          <table:table-cell office:value-type="float" office:value="798">
            <text:p>798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51">
            <text:p>851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52">
            <text:p>852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53">
            <text:p>853</text:p>
          </table:table-cell>
          <table:table-cell office:value-type="float" office:value="1006">
            <text:p>1006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54">
            <text:p>854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55">
            <text:p>855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56">
            <text:p>856</text:p>
          </table:table-cell>
          <table:table-cell office:value-type="float" office:value="795">
            <text:p>795</text:p>
          </table:table-cell>
          <table:table-cell office:value-type="float" office:value="805">
            <text:p>805</text:p>
          </table:table-cell>
          <table:table-cell office:value-type="float" office:value="815">
            <text:p>8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57">
            <text:p>857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58">
            <text:p>858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office:value-type="float" office:value="923">
            <text:p>9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59">
            <text:p>859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60">
            <text:p>860</text:p>
          </table:table-cell>
          <table:table-cell office:value-type="float" office:value="738">
            <text:p>738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61">
            <text:p>861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62">
            <text:p>862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63">
            <text:p>863</text:p>
          </table:table-cell>
          <table:table-cell office:value-type="float" office:value="402">
            <text:p>402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64">
            <text:p>864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float" office:value="820">
            <text:p>8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65">
            <text:p>865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66">
            <text:p>866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67">
            <text:p>867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68">
            <text:p>868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69">
            <text:p>869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70">
            <text:p>870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71">
            <text:p>871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 office:value-type="float" office:value="394">
            <text:p>3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72">
            <text:p>872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73">
            <text:p>873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office:value-type="float" office:value="631">
            <text:p>6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74">
            <text:p>87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75">
            <text:p>875</text:p>
          </table:table-cell>
          <table:table-cell office:value-type="float" office:value="657">
            <text:p>657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76">
            <text:p>876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77">
            <text:p>87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78">
            <text:p>878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office:value-type="float" office:value="551">
            <text:p>5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79">
            <text:p>879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80">
            <text:p>880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81">
            <text:p>881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82">
            <text:p>882</text:p>
          </table:table-cell>
          <table:table-cell office:value-type="float" office:value="502">
            <text:p>502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83">
            <text:p>883</text:p>
          </table:table-cell>
          <table:table-cell office:value-type="float" office:value="406">
            <text:p>406</text:p>
          </table:table-cell>
          <table:table-cell office:value-type="float" office:value="414">
            <text:p>414</text:p>
          </table:table-cell>
          <table:table-cell office:value-type="float" office:value="424">
            <text:p>4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84">
            <text:p>884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85">
            <text:p>885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886">
            <text:p>88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87">
            <text:p>887</text:p>
          </table:table-cell>
          <table:table-cell office:value-type="float" office:value="912">
            <text:p>912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88">
            <text:p>888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6"/>
          <table:table-cell office:value-type="float" office:value="889">
            <text:p>889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90">
            <text:p>890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91">
            <text:p>891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92">
            <text:p>892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93">
            <text:p>893</text:p>
          </table:table-cell>
          <table:table-cell office:value-type="float" office:value="1047">
            <text:p>104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94">
            <text:p>894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895">
            <text:p>895</text:p>
          </table:table-cell>
          <table:table-cell office:value-type="float" office:value="431">
            <text:p>431</text:p>
          </table:table-cell>
          <table:table-cell office:value-type="float" office:value="443">
            <text:p>443</text:p>
          </table:table-cell>
          <table:table-cell office:value-type="float" office:value="453">
            <text:p>4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896">
            <text:p>896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office:value-type="float" office:value="731">
            <text:p>7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897">
            <text:p>897</text:p>
          </table:table-cell>
          <table:table-cell office:value-type="float" office:value="1051">
            <text:p>10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98">
            <text:p>898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899">
            <text:p>899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00">
            <text:p>900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1">
            <text:p>901</text:p>
          </table:table-cell>
          <table:table-cell office:value-type="float" office:value="526">
            <text:p>526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2">
            <text:p>902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3">
            <text:p>903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office:value-type="float" office:value="325">
            <text:p>3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4">
            <text:p>904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05">
            <text:p>905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06">
            <text:p>906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 office:value-type="float" office:value="394">
            <text:p>3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07">
            <text:p>907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08">
            <text:p>908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office:value-type="float" office:value="640">
            <text:p>6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09">
            <text:p>909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10">
            <text:p>910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11">
            <text:p>911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12">
            <text:p>912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13">
            <text:p>913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14">
            <text:p>914</text:p>
          </table:table-cell>
          <table:table-cell office:value-type="float" office:value="920">
            <text:p>920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15">
            <text:p>915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office:value-type="float" office:value="1029">
            <text:p>10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16">
            <text:p>916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office:value-type="float" office:value="1028">
            <text:p>10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17">
            <text:p>917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18">
            <text:p>918</text:p>
          </table:table-cell>
          <table:table-cell office:value-type="float" office:value="636">
            <text:p>636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19">
            <text:p>919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20">
            <text:p>920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office:value-type="float" office:value="669">
            <text:p>6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21">
            <text:p>921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22">
            <text:p>922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6">
            <text:p>9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23">
            <text:p>92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24">
            <text:p>924</text:p>
          </table:table-cell>
          <table:table-cell office:value-type="float" office:value="318">
            <text:p>318</text:p>
          </table:table-cell>
          <table:table-cell office:value-type="float" office:value="328">
            <text:p>328</text:p>
          </table:table-cell>
          <table:table-cell office:value-type="float" office:value="338">
            <text:p>3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8">
            <text:p>8</text:p>
          </table:table-cell>
          <table:table-cell table:number-columns-repeated="6"/>
          <table:table-cell office:value-type="float" office:value="925">
            <text:p>92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26">
            <text:p>926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27">
            <text:p>927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28">
            <text:p>928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29">
            <text:p>92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30">
            <text:p>930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31">
            <text:p>9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32">
            <text:p>932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33">
            <text:p>933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34">
            <text:p>934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35">
            <text:p>935</text:p>
          </table:table-cell>
          <table:table-cell office:value-type="float" office:value="526">
            <text:p>526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36">
            <text:p>936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37">
            <text:p>937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38">
            <text:p>93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39">
            <text:p>939</text:p>
          </table:table-cell>
          <table:table-cell office:value-type="float" office:value="875">
            <text:p>875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40">
            <text:p>940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office:value-type="float" office:value="325">
            <text:p>3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41">
            <text:p>941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42">
            <text:p>942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43">
            <text:p>943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44">
            <text:p>94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45">
            <text:p>94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46">
            <text:p>946</text:p>
          </table:table-cell>
          <table:table-cell office:value-type="float" office:value="791">
            <text:p>791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48">
            <text:p>948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 office:value-type="float" office:value="543">
            <text:p>5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49">
            <text:p>949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50">
            <text:p>95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51">
            <text:p>95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52">
            <text:p>952</text:p>
          </table:table-cell>
          <table:table-cell office:value-type="float" office:value="398">
            <text:p>398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53">
            <text:p>953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 office:value-type="float" office:value="918">
            <text:p>9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54">
            <text:p>954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55">
            <text:p>955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 office:value-type="float" office:value="917">
            <text:p>9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56">
            <text:p>956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57">
            <text:p>957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58">
            <text:p>958</text:p>
          </table:table-cell>
          <table:table-cell office:value-type="float" office:value="1048">
            <text:p>104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59">
            <text:p>959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5">
            <text:p>9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60">
            <text:p>960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61">
            <text:p>961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 office:value-type="float" office:value="926">
            <text:p>9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62">
            <text:p>962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 office:value-type="float" office:value="647">
            <text:p>6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63">
            <text:p>963</text:p>
          </table:table-cell>
          <table:table-cell office:value-type="float" office:value="572">
            <text:p>572</text:p>
          </table:table-cell>
          <table:table-cell office:value-type="float" office:value="582">
            <text:p>582</text:p>
          </table:table-cell>
          <table:table-cell office:value-type="float" office:value="590">
            <text:p>5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64">
            <text:p>964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65">
            <text:p>965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66">
            <text:p>966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67">
            <text:p>967</text:p>
          </table:table-cell>
          <table:table-cell office:value-type="float" office:value="479">
            <text:p>479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68">
            <text:p>968</text:p>
          </table:table-cell>
          <table:table-cell office:value-type="float" office:value="1016">
            <text:p>1016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69">
            <text:p>969</text:p>
          </table:table-cell>
          <table:table-cell office:value-type="float" office:value="466">
            <text:p>466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70">
            <text:p>970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71">
            <text:p>97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72">
            <text:p>972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office:value-type="float" office:value="796">
            <text:p>7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73">
            <text:p>973</text:p>
          </table:table-cell>
          <table:table-cell office:value-type="float" office:value="607">
            <text:p>607</text:p>
          </table:table-cell>
          <table:table-cell office:value-type="float" office:value="617">
            <text:p>617</text:p>
          </table:table-cell>
          <table:table-cell office:value-type="float" office:value="625">
            <text:p>6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74">
            <text:p>974</text:p>
          </table:table-cell>
          <table:table-cell office:value-type="float" office:value="805">
            <text:p>805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75">
            <text:p>975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76">
            <text:p>976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77">
            <text:p>97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78">
            <text:p>978</text:p>
          </table:table-cell>
          <table:table-cell office:value-type="float" office:value="320">
            <text:p>320</text:p>
          </table:table-cell>
          <table:table-cell office:value-type="float" office:value="332">
            <text:p>332</text:p>
          </table:table-cell>
          <table:table-cell office:value-type="float" office:value="342">
            <text:p>3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79">
            <text:p>979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0">
            <text:p>980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number-columns-repeated="6"/>
          <table:table-cell office:value-type="float" office:value="981">
            <text:p>981</text:p>
          </table:table-cell>
          <table:table-cell office:value-type="float" office:value="779">
            <text:p>779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82">
            <text:p>982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office:value-type="float" office:value="325">
            <text:p>3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83">
            <text:p>983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4">
            <text:p>984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5">
            <text:p>985</text:p>
          </table:table-cell>
          <table:table-cell office:value-type="float" office:value="1051">
            <text:p>105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6">
            <text:p>986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87">
            <text:p>987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88">
            <text:p>988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89">
            <text:p>989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0">
            <text:p>990</text:p>
          </table:table-cell>
          <table:table-cell office:value-type="float" office:value="993">
            <text:p>993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number-columns-repeated="6"/>
          <table:table-cell office:value-type="float" office:value="991">
            <text:p>991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2">
            <text:p>992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3">
            <text:p>993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 office:value-type="float" office:value="803">
            <text:p>8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94">
            <text:p>994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5">
            <text:p>2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5">
            <text:p>995</text:p>
          </table:table-cell>
          <table:table-cell office:value-type="float" office:value="738">
            <text:p>738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6">
            <text:p>996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997">
            <text:p>997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6"/>
          <table:table-cell office:value-type="float" office:value="998">
            <text:p>998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 office:value-type="float" office:value="1049">
            <text:p>10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number-columns-repeated="3" table:style-name="ce1" office:value-type="float" office:value="3">
            <text:p>3</text:p>
          </table:table-cell>
          <table:table-cell table:number-columns-repeated="6"/>
          <table:table-cell office:value-type="float" office:value="999">
            <text:p>999</text:p>
          </table:table-cell>
          <table:table-cell office:value-type="float" office:value="563">
            <text:p>563</text:p>
          </table:table-cell>
          <table:table-cell office:value-type="float" office:value="572">
            <text:p>572</text:p>
          </table:table-cell>
          <table:table-cell office:value-type="float" office:value="582">
            <text:p>582</text:p>
          </table:table-cell>
          <table:table-cell table:number-columns-repeated="100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PERIODIC 0 DISTURBANCE 0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PERIODIC 0 DISTURBANCE 1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PERIODIC 1 DISTURBANCE 0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PERIODIC 1 DISTURBANCE 1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0">
            <text:p>0</text:p>
          </table:table-cell>
          <table:table-cell table:formula="of:=MIN([$Input.L13:.L1012])" office:value-type="float" office:value="0">
            <text:p>0</text:p>
          </table:table-cell>
          <table:table-cell table:formula="of:=MIN([$Input.M13:.M1012])" office:value-type="float" office:value="0">
            <text:p>0</text:p>
          </table:table-cell>
          <table:table-cell table:formula="of:=MIN([$Input.K13:.M1012])" office:value-type="float" office:value="0">
            <text:p>0</text:p>
          </table:table-cell>
          <table:table-cell/>
          <table:table-cell table:formula="of:=MIN([$Input.P13:.P1012])" office:value-type="float" office:value="3">
            <text:p>3</text:p>
          </table:table-cell>
          <table:table-cell table:formula="of:=MIN([$Input.Q13:.Q1012])" office:value-type="float" office:value="3">
            <text:p>3</text:p>
          </table:table-cell>
          <table:table-cell table:formula="of:=MIN([$Input.R13:.R1012])" office:value-type="float" office:value="3">
            <text:p>3</text:p>
          </table:table-cell>
          <table:table-cell table:formula="of:=MIN([$Input.P13:.R1012])" office:value-type="float" office:value="3">
            <text:p>3</text:p>
          </table:table-cell>
          <table:table-cell/>
          <table:table-cell table:formula="of:=MIN([$Input.U13:.U1012])" office:value-type="float" office:value="0">
            <text:p>0</text:p>
          </table:table-cell>
          <table:table-cell table:formula="of:=MIN([$Input.V13:.V1012])" office:value-type="float" office:value="0">
            <text:p>0</text:p>
          </table:table-cell>
          <table:table-cell table:formula="of:=MIN([$Input.W13:.W1012])" office:value-type="float" office:value="0">
            <text:p>0</text:p>
          </table:table-cell>
          <table:table-cell table:formula="of:=MIN([$Input.U13:.W1012])" office:value-type="float" office:value="0">
            <text:p>0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9">
            <text:p>9</text:p>
          </table:table-cell>
          <table:table-cell table:style-name="ce1" table:formula="of:=MAX([$Input.G13:.G1012])" office:value-type="float" office:value="9">
            <text:p>9</text:p>
          </table:table-cell>
          <table:table-cell table:style-name="ce1" table:formula="of:=MAX([$Input.H13:.H1012])" office:value-type="float" office:value="10">
            <text:p>10</text:p>
          </table:table-cell>
          <table:table-cell table:style-name="ce1" table:formula="of:=MAX([$Input.F13:.H1012])" office:value-type="float" office:value="10">
            <text:p>10</text:p>
          </table:table-cell>
          <table:table-cell/>
          <table:table-cell table:formula="of:=MAX([$Input.K13:.K1012])" office:value-type="float" office:value="0">
            <text:p>0</text:p>
          </table:table-cell>
          <table:table-cell table:formula="of:=MAX([$Input.L13:.L1012])" office:value-type="float" office:value="0">
            <text:p>0</text:p>
          </table:table-cell>
          <table:table-cell table:formula="of:=MAX([$Input.M13:.M1012])" office:value-type="float" office:value="0">
            <text:p>0</text:p>
          </table:table-cell>
          <table:table-cell table:formula="of:=MAX([$Input.K13:.M1012])" office:value-type="float" office:value="0">
            <text:p>0</text:p>
          </table:table-cell>
          <table:table-cell/>
          <table:table-cell table:formula="of:=MAX([$Input.P13:.P1012])" office:value-type="float" office:value="1056">
            <text:p>1056</text:p>
          </table:table-cell>
          <table:table-cell table:formula="of:=MAX([$Input.Q13:.Q1012])" office:value-type="float" office:value="1058">
            <text:p>1058</text:p>
          </table:table-cell>
          <table:table-cell table:formula="of:=MAX([$Input.R13:.R1012])" office:value-type="float" office:value="1069">
            <text:p>1069</text:p>
          </table:table-cell>
          <table:table-cell table:formula="of:=MAX([$Input.P13:.R1012])" office:value-type="float" office:value="1069">
            <text:p>1069</text:p>
          </table:table-cell>
          <table:table-cell/>
          <table:table-cell table:formula="of:=MAX([$Input.U13:.U1012])" office:value-type="float" office:value="0">
            <text:p>0</text:p>
          </table:table-cell>
          <table:table-cell table:formula="of:=MAX([$Input.V13:.V1012])" office:value-type="float" office:value="0">
            <text:p>0</text:p>
          </table:table-cell>
          <table:table-cell table:formula="of:=MAX([$Input.W13:.W1012])" office:value-type="float" office:value="0">
            <text:p>0</text:p>
          </table:table-cell>
          <table:table-cell table:formula="of:=MAX([$Input.U13:.W1012])" office:value-type="float" office:value="0">
            <text:p>0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4.026">
            <text:p>4.026</text:p>
          </table:table-cell>
          <table:table-cell table:style-name="ce1" table:formula="of:=AVERAGE([$Input.G13:.G1012])" office:value-type="float" office:value="4.018">
            <text:p>4.018</text:p>
          </table:table-cell>
          <table:table-cell table:style-name="ce1" table:formula="of:=AVERAGE([$Input.H13:.H1012])" office:value-type="float" office:value="4.107">
            <text:p>4.107</text:p>
          </table:table-cell>
          <table:table-cell table:style-name="ce1" table:formula="of:=AVERAGE([$Input.F13:.H1012])" office:value-type="float" office:value="4.05033333333333">
            <text:p>4.0503333333</text:p>
          </table:table-cell>
          <table:table-cell/>
          <table:table-cell table:formula="of:=AVERAGE([$Input.K13:.K1012])" office:value-type="float" office:value="0">
            <text:p>#DIV/0!</text:p>
          </table:table-cell>
          <table:table-cell table:formula="of:=AVERAGE([$Input.L13:.L1012])" office:value-type="float" office:value="0">
            <text:p>#DIV/0!</text:p>
          </table:table-cell>
          <table:table-cell table:formula="of:=AVERAGE([$Input.M13:.M1012])" office:value-type="float" office:value="0">
            <text:p>#DIV/0!</text:p>
          </table:table-cell>
          <table:table-cell table:formula="of:=AVERAGE([$Input.K13:.M1012])" office:value-type="float" office:value="0">
            <text:p>#DIV/0!</text:p>
          </table:table-cell>
          <table:table-cell/>
          <table:table-cell table:formula="of:=AVERAGE([$Input.P13:.P1012])" office:value-type="float" office:value="554.547">
            <text:p>554.547</text:p>
          </table:table-cell>
          <table:table-cell table:formula="of:=AVERAGE([$Input.Q13:.Q1012])" office:value-type="float" office:value="551.754">
            <text:p>551.754</text:p>
          </table:table-cell>
          <table:table-cell table:formula="of:=AVERAGE([$Input.R13:.R1012])" office:value-type="float" office:value="548.781">
            <text:p>548.781</text:p>
          </table:table-cell>
          <table:table-cell table:formula="of:=AVERAGE([$Input.P13:.R1012])" office:value-type="float" office:value="551.694">
            <text:p>551.694</text:p>
          </table:table-cell>
          <table:table-cell/>
          <table:table-cell table:formula="of:=AVERAGE([$Input.U13:.U1012])" office:value-type="float" office:value="0">
            <text:p>#DIV/0!</text:p>
          </table:table-cell>
          <table:table-cell table:formula="of:=AVERAGE([$Input.V13:.V1012])" office:value-type="float" office:value="0">
            <text:p>#DIV/0!</text:p>
          </table:table-cell>
          <table:table-cell table:formula="of:=AVERAGE([$Input.W13:.W1012])" office:value-type="float" office:value="0">
            <text:p>#DIV/0!</text:p>
          </table:table-cell>
          <table:table-cell table:formula="of:=AVERAGE([$Input.U13:.W1012])" office:value-type="float" office:value="0">
            <text:p>#DIV/0!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1000">
            <text:p>1000</text:p>
          </table:table-cell>
          <table:table-cell table:style-name="ce1" table:formula="of:=[.E10]+[.F10]+[.G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L13:.L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M13:.M1012];[$Calculations.$B$10:.$B$30])" office:value-type="float" office:value="0">
            <text:p>#VALUE!</text:p>
          </table:table-cell>
          <table:table-cell table:formula="of:=[.J10]+[.K10]+[.L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58">
            <text:p>58</text:p>
          </table:table-cell>
          <table:table-cell table:number-matrix-columns-spanned="1" table:number-matrix-rows-spanned="21" table:formula="of:=FREQUENCY([$Input.Q13:.Q1012];[$Calculations.$B$10:.$B$30])" office:value-type="float" office:value="56">
            <text:p>56</text:p>
          </table:table-cell>
          <table:table-cell table:number-matrix-columns-spanned="1" table:number-matrix-rows-spanned="21" table:formula="of:=FREQUENCY([$Input.R13:.R1012];[$Calculations.$B$10:.$B$30])" office:value-type="float" office:value="60">
            <text:p>60</text:p>
          </table:table-cell>
          <table:table-cell table:formula="of:=[.O10]+[.P10]+[.Q10]" office:value-type="float" office:value="174">
            <text:p>174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V13:.V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W13:.W1012];[$Calculations.$B$10:.$B$30])" office:value-type="float" office:value="0">
            <text:p>#VALUE!</text:p>
          </table:table-cell>
          <table:table-cell table:formula="of:=[.T10]+[.U10]+[.V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0">
            <text:p>70</text:p>
          </table:table-cell>
          <table:table-cell/>
          <table:table-cell table:style-name="ce1" table:formula="of:=[.B11]"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1]+[.K11]+[.L11]" office:value-type="float" office:value="0">
            <text:p>#VALUE!</text:p>
          </table:table-cell>
          <table:table-cell table:style-name="ce1"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table:formula="of:=[.O11]+[.P11]+[.Q11]" office:value-type="float" office:value="173">
            <text:p>17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1]+[.U11]+[.V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40">
            <text:p>140</text:p>
          </table:table-cell>
          <table:table-cell/>
          <table:table-cell table:style-name="ce1" table:formula="of:=[.B12]"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2]+[.K12]+[.L12]" office:value-type="float" office:value="0">
            <text:p>#VALUE!</text:p>
          </table:table-cell>
          <table:table-cell table:style-name="ce1"/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table:formula="of:=[.O12]+[.P12]+[.Q12]" office:value-type="float" office:value="185">
            <text:p>18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2]+[.U12]+[.V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10">
            <text:p>210</text:p>
          </table:table-cell>
          <table:table-cell/>
          <table:table-cell table:style-name="ce1" table:formula="of:=[.B13]" office:value-type="float" office:value="210">
            <text:p>2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3]+[.K13]+[.L13]" office:value-type="float" office:value="0">
            <text:p>#VALUE!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formula="of:=[.O13]+[.P13]+[.Q13]" office:value-type="float" office:value="169">
            <text:p>16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3]+[.U13]+[.V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280">
            <text:p>280</text:p>
          </table:table-cell>
          <table:table-cell/>
          <table:table-cell table:style-name="ce1" table:formula="of:=[.B14]" office:value-type="float" office:value="280">
            <text:p>2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4]+[.K14]+[.L14]" office:value-type="float" office:value="0">
            <text:p>#VALUE!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formula="of:=[.O14]+[.P14]+[.Q14]" office:value-type="float" office:value="192">
            <text:p>19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4]+[.U14]+[.V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50">
            <text:p>350</text:p>
          </table:table-cell>
          <table:table-cell/>
          <table:table-cell table:style-name="ce1" table:formula="of:=[.B15]" office:value-type="float" office:value="350">
            <text:p>3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5]+[.K15]+[.L15]" office:value-type="float" office:value="0">
            <text:p>#VALUE!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table:formula="of:=[.O15]+[.P15]+[.Q15]" office:value-type="float" office:value="218">
            <text:p>21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5]+[.U15]+[.V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20">
            <text:p>420</text:p>
          </table:table-cell>
          <table:table-cell/>
          <table:table-cell table:style-name="ce1" table:formula="of:=[.B16]" office:value-type="float" office:value="420">
            <text:p>4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6]+[.K16]+[.L16]" office:value-type="float" office:value="0">
            <text:p>#VALUE!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formula="of:=[.O16]+[.P16]+[.Q16]" office:value-type="float" office:value="185">
            <text:p>18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6]+[.U16]+[.V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490">
            <text:p>490</text:p>
          </table:table-cell>
          <table:table-cell/>
          <table:table-cell table:style-name="ce1" table:formula="of:=[.B17]" office:value-type="float" office:value="490">
            <text:p>4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7]+[.K17]+[.L17]" office:value-type="float" office:value="0">
            <text:p>#VALUE!</text:p>
          </table:table-cell>
          <table:table-cell table:style-name="ce1"/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table:formula="of:=[.O17]+[.P17]+[.Q17]" office:value-type="float" office:value="230">
            <text:p>23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7]+[.U17]+[.V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560">
            <text:p>560</text:p>
          </table:table-cell>
          <table:table-cell/>
          <table:table-cell table:style-name="ce1" table:formula="of:=[.B18]" office:value-type="float" office:value="560">
            <text:p>5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8]+[.K18]+[.L18]" office:value-type="float" office:value="0">
            <text:p>#VALUE!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formula="of:=[.O18]+[.P18]+[.Q18]" office:value-type="float" office:value="176">
            <text:p>17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8]+[.U18]+[.V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30">
            <text:p>630</text:p>
          </table:table-cell>
          <table:table-cell/>
          <table:table-cell table:style-name="ce1" table:formula="of:=[.B19]" office:value-type="float" office:value="630">
            <text:p>6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19]+[.K19]+[.L19]" office:value-type="float" office:value="0">
            <text:p>#VALUE!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O19]+[.P19]+[.Q19]" office:value-type="float" office:value="220">
            <text:p>22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9]+[.U19]+[.V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00">
            <text:p>700</text:p>
          </table:table-cell>
          <table:table-cell/>
          <table:table-cell table:style-name="ce1" table:formula="of:=[.B20]" office:value-type="float" office:value="700">
            <text:p>7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0]+[.K20]+[.L20]" office:value-type="float" office:value="0">
            <text:p>#VALUE!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formula="of:=[.O20]+[.P20]+[.Q20]" office:value-type="float" office:value="200">
            <text:p>20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0]+[.U20]+[.V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770">
            <text:p>770</text:p>
          </table:table-cell>
          <table:table-cell/>
          <table:table-cell table:style-name="ce1" table:formula="of:=[.B21]" office:value-type="float" office:value="770">
            <text:p>77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1]+[.K21]+[.L21]" office:value-type="float" office:value="0">
            <text:p>#VALUE!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table:formula="of:=[.O21]+[.P21]+[.Q21]" office:value-type="float" office:value="194">
            <text:p>19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1]+[.U21]+[.V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840">
            <text:p>840</text:p>
          </table:table-cell>
          <table:table-cell/>
          <table:table-cell table:style-name="ce1" table:formula="of:=[.B22]" office:value-type="float" office:value="840">
            <text:p>8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2]+[.K22]+[.L22]" office:value-type="float" office:value="0">
            <text:p>#VALUE!</text:p>
          </table:table-cell>
          <table:table-cell table:style-name="ce1"/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table:formula="of:=[.O22]+[.P22]+[.Q22]" office:value-type="float" office:value="181">
            <text:p>18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2]+[.U22]+[.V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10">
            <text:p>910</text:p>
          </table:table-cell>
          <table:table-cell/>
          <table:table-cell table:style-name="ce1" table:formula="of:=[.B23]" office:value-type="float" office:value="910">
            <text:p>9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3]+[.K23]+[.L23]" office:value-type="float" office:value="0">
            <text:p>#VALUE!</text:p>
          </table:table-cell>
          <table:table-cell table:style-name="ce1"/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formula="of:=[.O23]+[.P23]+[.Q23]" office:value-type="float" office:value="224">
            <text:p>22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3]+[.U23]+[.V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980">
            <text:p>980</text:p>
          </table:table-cell>
          <table:table-cell/>
          <table:table-cell table:style-name="ce1" table:formula="of:=[.B24]" office:value-type="float" office:value="980">
            <text:p>9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4]+[.K24]+[.L24]" office:value-type="float" office:value="0">
            <text:p>#VALUE!</text:p>
          </table:table-cell>
          <table:table-cell table:style-name="ce1"/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table:formula="of:=[.O24]+[.P24]+[.Q24]" office:value-type="float" office:value="242">
            <text:p>24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4]+[.U24]+[.V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050">
            <text:p>1050</text:p>
          </table:table-cell>
          <table:table-cell/>
          <table:table-cell table:style-name="ce1" table:formula="of:=[.B25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5]+[.K25]+[.L25]" office:value-type="float" office:value="0">
            <text:p>#VALUE!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O25]+[.P25]+[.Q25]" office:value-type="float" office:value="37">
            <text:p>3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5]+[.U25]+[.V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120">
            <text:p>1120</text:p>
          </table:table-cell>
          <table:table-cell/>
          <table:table-cell table:style-name="ce1" table:formula="of:=[.B26]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6]+[.K26]+[.L26]" office:value-type="float" office:value="0">
            <text:p>#VALUE!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6]+[.U26]+[.V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190">
            <text:p>1190</text:p>
          </table:table-cell>
          <table:table-cell/>
          <table:table-cell table:style-name="ce1" table:formula="of:=[.B27]" office:value-type="float" office:value="1190">
            <text:p>11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7]+[.K27]+[.L27]" office:value-type="float" office:value="0">
            <text:p>#VALUE!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7]+[.U27]+[.V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260">
            <text:p>1260</text:p>
          </table:table-cell>
          <table:table-cell/>
          <table:table-cell table:style-name="ce1" table:formula="of:=[.B28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8]+[.K28]+[.L28]" office:value-type="float" office:value="0">
            <text:p>#VALUE!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8]+[.U28]+[.V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330">
            <text:p>1330</text:p>
          </table:table-cell>
          <table:table-cell/>
          <table:table-cell table:style-name="ce1" table:formula="of:=[.B29]" office:value-type="float" office:value="1330">
            <text:p>13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29]+[.K29]+[.L29]" office:value-type="float" office:value="0">
            <text:p>#VALUE!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9]+[.U29]+[.V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400">
            <text:p>1400</text:p>
          </table:table-cell>
          <table:table-cell/>
          <table:table-cell table:style-name="ce1" table:formula="of:=[.B30]" office:value-type="float" office:value="1400">
            <text:p>14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J30]+[.K30]+[.L30]" office:value-type="float" office:value="0">
            <text:p>#VALUE!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30]+[.U30]+[.V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table:content-validation-name="val1" office:value-type="float" office:value="1400">
            <text:p>14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717in" svg:height="6.639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20-10-20T14:09:06</dc:date>
    <meta:generator>LibreOffice/3.5$Linux_X86_64 LibreOffice_project/350m1$Build-2</meta:generator>
    <meta:editing-duration>P0D</meta:editing-duration>
    <meta:editing-cycles>1</meta:editing-cycles>
    <meta:document-statistic meta:table-count="4" meta:cell-count="8729" meta:object-count="7"/>
    <meta:user-defined meta:name="AppVersion">15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E10:Calculations.E30</svg:desc>
                </draw:g>
              </table:table-cell>
              <table:table-cell office:value-type="float" office:value="1000">
                <text:p>1000</text:p>
                <draw:g>
                  <svg:desc>Calculations.F10:Calculations.F30</svg:desc>
                </draw:g>
              </table:table-cell>
              <table:table-cell office:value-type="float" office:value="1000">
                <text:p>100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J10:Calculations.J30</svg:desc>
                </draw:g>
              </table:table-cell>
              <table:table-cell office:value-type="float" office:value="NaN">
                <text:p>NaN</text:p>
                <draw:g>
                  <svg:desc>Calculations.K10:Calculations.K30</svg:desc>
                </draw:g>
              </table:table-cell>
              <table:table-cell office:value-type="float" office:value="NaN">
                <text:p>NaN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58">
                <text:p>58</text:p>
                <draw:g>
                  <svg:desc>Calculations.O10:Calculations.O30</svg:desc>
                </draw:g>
              </table:table-cell>
              <table:table-cell office:value-type="float" office:value="56">
                <text:p>56</text:p>
                <draw:g>
                  <svg:desc>Calculations.P10:Calculations.P30</svg:desc>
                </draw:g>
              </table:table-cell>
              <table:table-cell office:value-type="float" office:value="60">
                <text:p>6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T10:Calculations.T30</svg:desc>
                </draw:g>
              </table:table-cell>
              <table:table-cell office:value-type="float" office:value="NaN">
                <text:p>NaN</text:p>
                <draw:g>
                  <svg:desc>Calculations.U10:Calculations.U30</svg:desc>
                </draw:g>
              </table:table-cell>
              <table:table-cell office:value-type="float" office:value="NaN">
                <text:p>NaN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0.214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216cm" svg:height="14.624cm">
          <chartooo:coordinate-region svg:x="2.064cm" svg:y="1.682cm" svg:width="17.094cm" svg:height="13.778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IC 0 DISTURBANCE 0</text:p>
                <draw:g>
                  <svg:desc>Calculations.E3:Calculations.E3</svg:desc>
                </draw:g>
              </table:table-cell>
              <table:table-cell office:value-type="string">
                <text:p>PERIODIC 0 DISTURBANCE 1</text:p>
                <draw:g>
                  <svg:desc>Calculations.J3:Calculations.J3</svg:desc>
                </draw:g>
              </table:table-cell>
              <table:table-cell office:value-type="string">
                <text:p>PERIODIC 1 DISTURBANCE 0</text:p>
                <draw:g>
                  <svg:desc>Calculations.O3:Calculations.O3</svg:desc>
                </draw:g>
              </table:table-cell>
              <table:table-cell office:value-type="string">
                <text:p>PERIODIC 1 DISTURBANCE 1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000">
                <text:p>3000</text:p>
                <draw:g>
                  <svg:desc>Calculations.H10:Calculations.H30</svg:desc>
                </draw:g>
              </table:table-cell>
              <table:table-cell office:value-type="float" office:value="NaN">
                <text:p>NaN</text:p>
                <draw:g>
                  <svg:desc>Calculations.M10:Calculations.M30</svg:desc>
                </draw:g>
              </table:table-cell>
              <table:table-cell office:value-type="float" office:value="174">
                <text:p>174</text:p>
                <draw:g>
                  <svg:desc>Calculations.R10:Calculations.R30</svg:desc>
                </draw:g>
              </table:table-cell>
              <table:table-cell office:value-type="float" office:value="NaN">
                <text:p>NaN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